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2c9e" officeooo:paragraph-rsid="000d2c9e"/>
    </style:style>
    <style:style style:name="P2" style:family="paragraph" style:parent-style-name="Standard">
      <style:text-properties style:text-position="0% 100%" fo:font-size="20pt" fo:font-weight="bold" officeooo:rsid="000d2c9e" officeooo:paragraph-rsid="000d2c9e" style:font-size-asian="20pt" style:font-weight-asian="bold" style:font-size-complex="20pt" style:font-weight-complex="bold"/>
    </style:style>
    <style:style style:name="P3" style:family="paragraph" style:parent-style-name="Standard">
      <style:text-properties officeooo:rsid="000dddd7" officeooo:paragraph-rsid="000dddd7"/>
    </style:style>
    <style:style style:name="P4" style:family="paragraph" style:parent-style-name="Standard">
      <style:text-properties fo:font-size="20pt" fo:font-weight="bold" officeooo:rsid="000dddd7" officeooo:paragraph-rsid="000dddd7" style:font-size-asian="20pt" style:font-weight-asian="bold" style:font-size-complex="20pt" style:font-weight-complex="bold"/>
    </style:style>
    <style:style style:name="P5" style:family="paragraph" style:parent-style-name="Standard">
      <style:text-properties fo:font-size="20pt" fo:font-weight="bold" officeooo:rsid="000f02d8" officeooo:paragraph-rsid="000f02d8" style:font-size-asian="20pt" style:font-weight-asian="bold" style:font-size-complex="20pt" style:font-weight-complex="bold"/>
    </style:style>
    <style:style style:name="P6" style:family="paragraph" style:parent-style-name="Standard">
      <style:text-properties fo:font-size="20pt" fo:font-weight="bold" officeooo:rsid="000f02d8" officeooo:paragraph-rsid="000f45e9" style:font-size-asian="20pt" style:font-weight-asian="bold" style:font-size-complex="20pt" style:font-weight-complex="bold"/>
    </style:style>
    <style:style style:name="P7" style:family="paragraph" style:parent-style-name="Standard">
      <style:text-properties fo:font-size="12pt" fo:font-weight="normal" officeooo:rsid="000f02d8" officeooo:paragraph-rsid="000f02d8" style:font-size-asian="10.5pt" style:font-weight-asian="normal" style:font-size-complex="12pt" style:font-weight-complex="normal"/>
    </style:style>
    <style:style style:name="P8" style:family="paragraph" style:parent-style-name="Standard">
      <style:text-properties fo:font-size="12pt" fo:font-weight="normal" officeooo:rsid="000f45e9" officeooo:paragraph-rsid="000f45e9" style:font-size-asian="10.5pt" style:font-weight-asian="normal" style:font-size-complex="12pt" style:font-weight-complex="normal"/>
    </style:style>
    <style:style style:name="P9" style:family="paragraph" style:parent-style-name="Standard">
      <style:text-properties fo:font-size="12pt" fo:font-weight="normal" officeooo:rsid="000f45e9" officeooo:paragraph-rsid="000fb07b" style:font-size-asian="10.5pt" style:font-weight-asian="normal" style:font-size-complex="12pt" style:font-weight-complex="normal"/>
    </style:style>
    <style:style style:name="P10" style:family="paragraph" style:parent-style-name="Standard">
      <style:text-properties fo:font-size="12pt" fo:font-weight="normal" officeooo:rsid="000fb07b" officeooo:paragraph-rsid="000fb07b" style:font-size-asian="10.5pt" style:font-weight-asian="normal" style:font-size-complex="12pt" style:font-weight-complex="normal"/>
    </style:style>
    <style:style style:name="P11" style:family="paragraph" style:parent-style-name="Standard">
      <style:text-properties fo:font-size="12pt" fo:font-weight="normal" officeooo:rsid="000f45e9" officeooo:paragraph-rsid="000f45e9" style:font-size-asian="10.5pt" style:font-weight-asian="normal" style:font-size-complex="12pt" style:font-weight-complex="normal"/>
    </style:style>
    <style:style style:name="P12" style:family="paragraph" style:parent-style-name="Standard">
      <style:text-properties fo:font-size="12pt" fo:font-weight="normal" officeooo:rsid="001243fe" officeooo:paragraph-rsid="001243fe" style:font-size-asian="10.5pt" style:font-weight-asian="normal" style:font-size-complex="12pt" style:font-weight-complex="normal"/>
    </style:style>
    <style:style style:name="P13" style:family="paragraph" style:parent-style-name="Standard">
      <style:text-properties fo:font-size="12pt" fo:font-weight="bold" officeooo:rsid="00110aec" officeooo:paragraph-rsid="00110aec" style:font-size-asian="10.5pt" style:font-weight-asian="bold" style:font-size-complex="12pt" style:font-weight-complex="bold"/>
    </style:style>
    <style:style style:name="P14" style:family="paragraph" style:parent-style-name="Standard">
      <style:text-properties fo:font-size="12pt" fo:font-weight="bold" officeooo:rsid="001243fe" officeooo:paragraph-rsid="001243fe" style:font-size-asian="10.5pt" style:font-weight-asian="bold" style:font-size-complex="12pt" style:font-weight-complex="bold"/>
    </style:style>
    <style:style style:name="P15" style:family="paragraph" style:parent-style-name="Standard">
      <style:text-properties fo:font-size="20pt" fo:font-weight="bold" officeooo:rsid="00110aec" officeooo:paragraph-rsid="00110aec" style:font-size-asian="20pt" style:font-weight-asian="bold" style:font-size-complex="20pt" style:font-weight-complex="bold"/>
    </style:style>
    <style:style style:name="P16" style:family="paragraph" style:parent-style-name="Standard">
      <style:text-properties fo:font-size="20pt" fo:font-weight="bold" officeooo:rsid="0013d965" officeooo:paragraph-rsid="0013d965" style:font-size-asian="20pt" style:font-weight-asian="bold" style:font-size-complex="20pt" style:font-weight-complex="bold"/>
    </style:style>
    <style:style style:name="P17" style:family="paragraph" style:parent-style-name="Standard">
      <style:text-properties officeooo:rsid="0014c894" officeooo:paragraph-rsid="0014c894"/>
    </style:style>
    <style:style style:name="T1" style:family="text">
      <style:text-properties officeooo:rsid="000f45e9"/>
    </style:style>
    <style:style style:name="T2" style:family="text">
      <style:text-properties officeooo:rsid="000fb07b"/>
    </style:style>
    <style:style style:name="T3" style:family="text">
      <style:text-properties fo:font-weight="normal" style:font-weight-asian="normal" style:font-weight-complex="normal"/>
    </style:style>
    <style:style style:name="T4" style:family="text">
      <style:text-properties fo:font-weight="normal" officeooo:rsid="0013d965" style:font-weight-asian="normal" style:font-weight-complex="normal"/>
    </style:style>
    <style:style style:name="T5" style:family="text">
      <style:text-properties officeooo:rsid="0013d9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sk 1:</text:p>
      <text:p text:style-name="P1"/>
      <text:p text:style-name="P3">One way to solve this task to loop over all keypoints match, and save their corresponding box-id pair. Using this pair, we can maintain count of the number of box-id pair were found. The maximum count of box-id pair will be considered as the best boundary box match.</text:p>
      <text:p text:style-name="P3"/>
      <text:p text:style-name="P3"/>
      <text:p text:style-name="P3"/>
      <text:p text:style-name="P4">Task 2:</text:p>
      <text:p text:style-name="P4"><text:s/></text:p>
      <text:p text:style-name="P7">To solve this task, we first need to find the closest point in x for both the current and the previous frame, and by using the formula developed in this course, we can estimate the TTC. </text:p>
      <text:p text:style-name="P7"/>
      <text:p text:style-name="P7">For the outliers, we can reducing them by accepting lidar points in a smaller box (shrinking factor). </text:p>
      <text:p text:style-name="P7"/>
      <text:p text:style-name="P7"/>
      <text:p text:style-name="P5">Task 3:</text:p>
      <text:p text:style-name="P5"/>
      <text:p text:style-name="P8">For this task, we can loop over all the matches and check if the keypoint contained within this box, it get push backed to the kptMathces vector.</text:p>
      <text:p text:style-name="P8"/>
      <text:p text:style-name="P6">Task 3:</text:p>
      <text:p text:style-name="P6"/>
      <text:p text:style-name="P8">For this task, we can loop over all the matches and check if the keypoint contained within this box, it get push backed to the kptMathces vector.</text:p>
      <text:p text:style-name="P8"/>
      <text:p text:style-name="P6">Task <text:span text:style-name="T1">4</text:span>:</text:p>
      <text:p text:style-name="P6"/>
      <text:p text:style-name="P9">For <text:span text:style-name="T2">this task, we need to find consecutive keypoinsts (from the previous and current frame) and find the ratio between them. By doing that, we can then estimate the TTC using the formula developed in this course. </text:span></text:p>
      <text:p text:style-name="P9"/>
      <text:p text:style-name="P10">For the removing outliers, we can use the median of the ratios. </text:p>
      <text:p text:style-name="P8"/>
      <text:p text:style-name="P8"/>
      <text:p text:style-name="P15">Task 5:</text:p>
      <text:p text:style-name="P13">Shrinkage factor is 0.35</text:p>
      <text:p text:style-name="P13"/>
      <text:p text:style-name="P13">case 1: frame 4-5</text:p>
      <text:p text:style-name="P12"><text:span text:style-name="T5">Jump </text:span>from 7s to 16s</text:p>
      <text:p text:style-name="P12"/>
      <text:p text:style-name="P13">case 2: frame 7-8</text:p>
      <text:p text:style-name="P13"><text:span text:style-name="T4">J</text:span><text:span text:style-name="T3">ump </text:span><text:span text:style-name="T4">from</text:span><text:span text:style-name="T3"> 12.42 s to 34.34 s</text:span></text:p>
      <text:p text:style-name="P13"><text:span text:style-name="T3"/></text:p>
      <text:p text:style-name="P14"><text:span text:style-name="T3">In both cases I couldn’t figure out a strong reason </text:span><text:span text:style-name="T4">of this jumps</text:span><text:span text:style-name="T3">. I have increased the shrinkage factor to reduce the outliers. </text:span><text:span text:style-name="T4">Also, since the car is the closest object to camera (within the box), the </text:span><text:soft-page-break/><text:span text:style-name="T4">minimum point also need to be within the car. Therefore, the differences should be minimal. It is probably a good idea to use the median instead of the closest point. This will give more stable estimation. </text:span></text:p>
      <text:p text:style-name="P13"><text:span text:style-name="T3"/></text:p>
      <text:p text:style-name="P13"><text:span text:style-name="T3"/></text:p>
      <text:p text:style-name="P16">Task 6</text:p>
      <text:p text:style-name="P8"/>
      <text:p text:style-name="P17">Since there is no absolute reference to compare, it is not easy to decide the best method. However, since the car is becoming closer in each frame I would expect the TTC to decrease in each frame. Surprisingly, almost each combination has a peak after couple of frames. In fact, Harris has a peak of 700s. I think the main reasons is that some keypoints are strictly not within the body of the car. One suggestion is to use another shrinking box to ensure that all the points are withing the car. </text:p>
      <text:p text:style-name="P17"/>
      <text:p text:style-name="P17">In my opinion, the best combination are:</text:p>
      <text:p text:style-name="P17"/>
      <text:p text:style-name="P17">1-AKAZE with SIFT.</text:p>
      <text:p text:style-name="P17">2-AKAZE with FREAK.</text:p>
      <text:p text:style-name="P17">3-FAST with BRIEF (considering performance and speeding).</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21:20:18.372866775</meta:creation-date>
    <dc:date>2020-02-24T08:55:56.763174341</dc:date>
    <meta:editing-duration>P1DT2H27M</meta:editing-duration>
    <meta:editing-cycles>6</meta:editing-cycles>
    <meta:generator>LibreOffice/5.1.6.2$Linux_X86_64 LibreOffice_project/10m0$Build-2</meta:generator>
    <meta:document-statistic meta:table-count="0" meta:image-count="0" meta:object-count="0" meta:page-count="2" meta:paragraph-count="26" meta:word-count="427" meta:character-count="2315" meta:non-whitespace-character-count="1906"/>
  </office:meta>
</office:document-meta>
</file>